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e0e8d"/>
    </style:style>
    <style:style style:name="P15" style:family="paragraph" style:parent-style-name="Table_20_Contents">
      <style:text-properties officeooo:rsid="000e0e8d" officeooo:paragraph-rsid="000e0e8d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0aea95"/>
    </style:style>
    <style:style style:name="P18" style:family="paragraph" style:parent-style-name="Table_20_Contents" style:list-style-name="L2">
      <style:text-properties officeooo:rsid="000e0e8d" officeooo:paragraph-rsid="000e0e8d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10740c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06742518848" text:id="ct14060674251884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06742529072" text:id="ct1406067425290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06742527760" text:id="ct1406067425277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606742518848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606742529072"/><text:change-start text:change-id="ct140606742527760"/>Version History<text:change-end text:change-id="ct1406067425277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</text:span></text:span><text:span text:style-name="Page_20_Number"><text:span text:style-name="T5">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400221261806618348" text:style-name="L2">
              <text:list-item>
                <text:p text:style-name="P18">Corrected inverted logic of <text:span text:style-name="T20">Bit 13 Special</text:span> in <text:span text:style-name="T20">2.3.1.1.1 MTI Bit-Fields</text:span> section</text:p>
              </text:list-item>
              <text:list-item>
                <text:p text:style-name="P18">Added discussion about removal of Message Size limits to <text:span text:style-name="T20">2.3.1.2 Message Content</text:span> section</text:p>
              </text:list-item>
              <text:list-item>
                <text:p text:style-name="P18">Added section <text:span text:style-name="T20">2.7.3.4.4 Example: Node obtaining local Alias from full Node ID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20:20:19.618569756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59M30S</meta:editing-duration>
    <meta:generator>LibreOffice/4.4.0.3$MacOSX_X86_64 LibreOffice_project/de093506bcdc5fafd9023ee680b8c60e3e0645d7</meta:generator>
    <dc:date>2016-02-08T20:20:19.448567000</dc:date>
    <meta:printed-by>Bob Jacobsen</meta:printed-by>
    <meta:print-date>2010-09-15T08:46:04</meta:print-date>
    <meta:document-statistic meta:table-count="2" meta:image-count="1" meta:object-count="0" meta:page-count="1" meta:paragraph-count="19" meta:word-count="137" meta:character-count="845" meta:non-whitespace-character-count="723"/>
  </office:meta>
</office:document-meta>
</file>